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asian="Times New Roman"/>
    </style:style>
    <style:style style:name="P2" style:family="paragraph" style:parent-style-name="Standard">
      <style:paragraph-properties fo:line-height="100%"/>
      <style:text-properties style:font-name-asian="Times New Roman"/>
    </style:style>
    <style:style style:name="P3" style:family="paragraph" style:parent-style-name="Standard">
      <style:paragraph-properties fo:text-align="center" style:justify-single-word="false"/>
    </style:style>
    <style:style style:name="P4" style:family="paragraph" style:parent-style-name="Standard">
      <style:text-properties fo:font-weight="bold" style:font-weight-asian="bold"/>
    </style:style>
    <style:style style:name="P5" style:family="paragraph" style:parent-style-name="Standard">
      <style:paragraph-properties fo:line-height="100%"/>
    </style:style>
    <style:style style:name="P6" style:family="paragraph" style:parent-style-name="Standard">
      <style:paragraph-properties fo:line-height="100%"/>
      <style:text-properties officeooo:rsid="001ff533" officeooo:paragraph-rsid="002036e9"/>
    </style:style>
    <style:style style:name="P7" style:family="paragraph" style:parent-style-name="Standard">
      <style:text-properties officeooo:rsid="00237868" officeooo:paragraph-rsid="00237868"/>
    </style:style>
    <style:style style:name="P8" style:family="paragraph" style:parent-style-name="Standard">
      <style:paragraph-properties fo:line-height="100%"/>
      <style:text-properties officeooo:rsid="00237868" officeooo:paragraph-rsid="00237868"/>
    </style:style>
    <style:style style:name="P9" style:family="paragraph" style:parent-style-name="Standard">
      <style:text-properties officeooo:paragraph-rsid="001ff533"/>
    </style:style>
    <style:style style:name="P10" style:family="paragraph" style:parent-style-name="Standard">
      <style:text-properties officeooo:paragraph-rsid="00248025"/>
    </style:style>
    <style:style style:name="P11" style:family="paragraph" style:parent-style-name="Standard">
      <style:text-properties officeooo:paragraph-rsid="002630a8"/>
    </style:style>
    <style:style style:name="P12" style:family="paragraph" style:parent-style-name="Standard">
      <style:text-properties officeooo:rsid="0027bfcf" officeooo:paragraph-rsid="0027bfcf"/>
    </style:style>
    <style:style style:name="P13" style:family="paragraph" style:parent-style-name="Standard">
      <style:paragraph-properties fo:break-before="page"/>
    </style:style>
    <style:style style:name="P14" style:family="paragraph" style:parent-style-name="Standard">
      <style:paragraph-properties fo:margin-left="0in" fo:margin-right="0in" fo:line-height="100%" fo:text-indent="0.5in" style:auto-text-indent="false"/>
    </style:style>
    <style:style style:name="P15" style:family="paragraph" style:parent-style-name="Standard" style:master-page-name="Standard">
      <style:paragraph-properties style:page-number="1"/>
    </style:style>
    <style:style style:name="T1" style:family="text">
      <style:text-properties style:font-name-asian="Times New Roman"/>
    </style:style>
    <style:style style:name="T2" style:family="text">
      <style:text-properties officeooo:rsid="001e8ac7" style:font-name-asian="Times New Roman"/>
    </style:style>
    <style:style style:name="T3" style:family="text">
      <style:text-properties officeooo:rsid="001ff533" style:font-name-asian="Times New Roman"/>
    </style:style>
    <style:style style:name="T4" style:family="text">
      <style:text-properties officeooo:rsid="002036e9" style:font-name-asian="Times New Roman"/>
    </style:style>
    <style:style style:name="T5" style:family="text">
      <style:text-properties officeooo:rsid="00248025" style:font-name-asian="Times New Roman"/>
    </style:style>
    <style:style style:name="T6" style:family="text">
      <style:text-properties officeooo:rsid="002630a8" style:font-name-asian="Times New Roman"/>
    </style:style>
    <style:style style:name="T7" style:family="text">
      <style:text-properties fo:font-weight="bold" style:font-name-asian="Times New Roman" style:font-weight-asian="bold"/>
    </style:style>
    <style:style style:name="T8" style:family="text">
      <style:text-properties fo:font-weight="bold" officeooo:rsid="001ff533" style:font-name-asian="Times New Roman" style:font-weight-asian="bold"/>
    </style:style>
    <style:style style:name="T9" style:family="text">
      <style:text-properties fo:font-weight="bold" style:font-weight-asian="bold"/>
    </style:style>
    <style:style style:name="T10" style:family="text">
      <style:text-properties fo:font-weight="bold" style:font-weight-asian="bold" style:font-weight-complex="bold"/>
    </style:style>
    <style:style style:name="T11" style:family="text">
      <style:text-properties officeooo:rsid="001ff533"/>
    </style:style>
    <style:style style:name="T12" style:family="text">
      <style:text-properties officeooo:rsid="002036e9"/>
    </style:style>
    <style:style style:name="T13" style:family="text">
      <style:text-properties officeooo:rsid="00248025"/>
    </style:style>
    <style:style style:name="T14" style:family="text">
      <style:text-properties fo:font-size="15pt" style:font-name-asian="Times New Roman" style:font-size-asian="15pt" style:font-size-complex="1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1">The project is a turn-based educational game that </text:span><text:span text:style-name="T2">competes</text:span><text:span text:style-name="T1"> java bots (uploaded by the users) against each other or single-bot challenges. Our part of the project deals testing mode and graphical display.</text:span></text:p>
      <text:p text:style-name="Standard"/>
      <text:p text:style-name="Standard"><text:span text:style-name="T1">1. The Game Display Module must be able to draw game states and animations, including the map, characters, and props. Additionally, the module must be able to display notifications.</text:span></text:p>
      <text:p text:style-name="Standard"><text:span text:style-name="T1">2. The Game Display Module must be able to accept animation commands, and notifications from the server for specific matches (either individually or in a sequence).</text:span></text:p>
      <text:p text:style-name="Standard"><text:span text:style-name="T1">3. The Game Display Module must be able to accept an initial game state from the server </text:span><text:span text:style-name="T3">at</text:span><text:span text:style-name="T1"> the beginning of a match.</text:span></text:p>
      <text:p text:style-name="Standard"><text:span text:style-name="T1"/></text:p>
      <text:p text:style-name="P12"><text:span text:style-name="T1">(</text:span><text:span text:style-name="T14">Playback mode controller should be replaced with playback mode webpage??)</text:span></text:p>
      <text:p text:style-name="P12"><text:span text:style-name="T1"/></text:p>
      <text:p text:style-name="Standard"><text:span text:style-name="T1">4. The </text:span><text:span text:style-name="T6">Playback Mode Controller</text:span><text:span text:style-name="T1"> must provide functionality for playback mode, allowing the user to replay a complet</text:span><text:span text:style-name="T3">ed match </text:span><text:span text:style-name="T1">as well as </text:span><text:span text:style-name="T2">pausing the match, stepping back one turn, stepping forward one turn, go</text:span><text:span text:style-name="T3">ing</text:span><text:span text:style-name="T2"> to the start of the match, go</text:span><text:span text:style-name="T3">ing</text:span><text:span text:style-name="T2"> to the end of the match, and speeding up or slowing down the match.</text:span></text:p>
      <text:p text:style-name="P9"><text:span text:style-name="T11">5. The Playback Mode Controller will be able to query the server for a game initialization message, the next turn, and all of the turns that have been completed so far.</text:span></text:p>
      <text:p text:style-name="P9"/>
      <text:p text:style-name="P11"><text:span text:style-name="T1">4. The </text:span><text:span text:style-name="T6">Testing Mode Controller</text:span><text:span text:style-name="T1"> must provide functionality for playback mode, allowing the user to replay a complet</text:span><text:span text:style-name="T3">ed match </text:span><text:span text:style-name="T1">as well as </text:span><text:span text:style-name="T2">pausing the match, stepping back one turn, stepping forward one turn, go</text:span><text:span text:style-name="T3">ing</text:span><text:span text:style-name="T2"> to the start of the match, go</text:span><text:span text:style-name="T3">ing</text:span><text:span text:style-name="T2"> to the end of the match, and speeding up or slowing down the match.</text:span></text:p>
      <text:p text:style-name="Standard"><text:span text:style-name="T5">6</text:span><text:span text:style-name="T1">. The </text:span><text:span text:style-name="T3">Testing Mode C</text:span><text:span text:style-name="T1">ontroller must be able to upload java bots to the server for use in testing mode.</text:span></text:p>
      <text:p text:style-name="P7"><text:span text:style-name="T5">7</text:span><text:span text:style-name="T1">. The Testing Mode Controller must be able to provide an IDE that also displays compiler errors to the user.</text:span></text:p>
      <text:p text:style-name="P10"><text:span text:style-name="T13">8. The Testing Mode Controller must be able to allow the user to re-upload their code and then be able to generate the next turn from the re-uploaded code.</text:span></text:p>
      <text:p text:style-name="Standard"/>
      <text:p text:style-name="P13"/>
      <text:p text:style-name="P3"><text:span text:style-name="T7">Glossary</text:span></text:p>
      <text:p text:style-name="P4"/>
      <text:p text:style-name="Standard"><text:span text:style-name="T9">Animation Command:</text:span> A message sent to the Game Display Module indicating that it should cause a specific character to display a specific animation (and move to a specific tile if needed).</text:p>
      <text:p text:style-name="Standard"/>
      <text:p text:style-name="P5"><text:span text:style-name="T7">Bot:</text:span><text:span text:style-name="T1"> A java program hosted on the server that takes a game state and returns an input command. Users can upload bots to the server. Testing mode can also be used to test bots.</text:span></text:p>
      <text:p text:style-name="P2"/>
      <text:p text:style-name="P14"><text:span text:style-name="T7">Public Bot: </text:span><text:span text:style-name="T1">A default bot provided by the server.</text:span></text:p>
      <text:p text:style-name="P5"><text:span text:style-name="T1"><text:tab/></text:span><text:span text:style-name="T7">Player Bot: </text:span><text:span text:style-name="T1">A bot created by a player.</text:span></text:p>
      <text:p text:style-name="P5"/>
      <text:p text:style-name="P5"><text:span text:style-name="T7">Challenge:</text:span><text:span text:style-name="T1"> An online game mode run by the server that is played by one or more bots. Upon completion of a challenge mode match, users can view it in playback mode (using data stored in the Game State Database).</text:span></text:p>
      <text:p text:style-name="P5"/>
      <text:p text:style-name="P5"><text:span text:style-name="T7">Character:</text:span><text:span text:style-name="T1"> The in-game representation of a player or bot. A character is controlled by input commands (produced by a player or bot). The Game Display Module draws the character’s sprite, and animates it when passed animation commands.</text:span></text:p>
      <text:p text:style-name="P5"/>
      <text:p text:style-name="P8"><text:span text:style-name="T10">Compiler Errors:</text:span> Errors that are generated because the program source code has semantic or syntax errors.</text:p>
      <text:p text:style-name="P5"/>
      <text:p text:style-name="P6"><text:span text:style-name="T10">Playback Mode Controller</text:span>:<text:span text:style-name="T1"> A module embedded in the webpage which runs </text:span><text:span text:style-name="T4">playback</text:span><text:span text:style-name="T1"> mode.</text:span></text:p>
      <text:p text:style-name="P5"/>
      <text:p text:style-name="Standard"><text:span text:style-name="T8">Testing Mode </text:span><text:span text:style-name="T7">Controller:</text:span><text:span text:style-name="T1"> <text:s/>A module embedded in the webpage which runs testing mode.</text:span></text:p>
      <text:p text:style-name="P1"/>
      <text:p text:style-name="P5"><text:span text:style-name="T7">Fast-Forward: </text:span><text:span text:style-name="T1">In playback mode, speeds up the game animations.</text:span></text:p>
      <text:p text:style-name="P2"/>
      <text:p text:style-name="P5"><text:span text:style-name="T7">Game Challenge:</text:span><text:span text:style-name="T1"> A type of challenge in challenge mode with a specified win condition and number of players.</text:span></text:p>
      <text:p text:style-name="P5"><text:span text:style-name="T1"><text:line-break/></text:span><text:span text:style-name="T7">Game State:</text:span><text:span text:style-name="T1"> The map a match is being played on, as well as positions and states of all characters and props on it at the beginning of a turn or at the end of the match.</text:span></text:p>
      <text:p text:style-name="P5"/>
      <text:p text:style-name="Standard"><text:span text:style-name="T7">Game State Database</text:span><text:span text:style-name="T1">: A server database that stores all game states, animation commands, and notifications for all matches.</text:span></text:p>
      <text:p text:style-name="Standard"/>
      <text:p text:style-name="Standard"><text:span text:style-name="T7">Game Display Module:</text:span><text:span text:style-name="T1"> A module written in Phaser which takes game states, animation commands, and notifications, and displays them in the Game Display Window. The Game Display Module also runs playback mode, allowing the player to view replays of finished matches.</text:span></text:p>
      <text:p text:style-name="Standard"/>
      <text:p text:style-name="Standard"><text:span text:style-name="T9">Game Display Window: </text:span>A window in the web application that displays the Game Display Module to the user.</text:p>
      <text:p text:style-name="Standard"/>
      <text:p text:style-name="P7"><text:span text:style-name="T10">IDE</text:span>: Stands for “integrated development environment” and includes a code editor and compiler.</text:p>
      <text:p text:style-name="Standard"/>
      <text:p text:style-name="Standard"><text:soft-page-break/><text:span text:style-name="T9">Input Command:</text:span> Data produced by a player or bot that indicates a desired action for a character to take.</text:p>
      <text:p text:style-name="P5"/>
      <text:p text:style-name="P5"><text:span text:style-name="T9">Map:</text:span> An arena in which testing or challenge mode takes place. A map contains <text:span text:style-name="T12">a background image, </text:span>walls, empty space, characters, and other props.</text:p>
      <text:p text:style-name="P5"/>
      <text:p text:style-name="P5"><text:span text:style-name="T7">Match: </text:span><text:span text:style-name="T1">An instance of testing or </text:span><text:span text:style-name="T3">playback</text:span><text:span text:style-name="T1"> mode.</text:span></text:p>
      <text:p text:style-name="P5"/>
      <text:p text:style-name="P5"><text:span text:style-name="T7">Mode: </text:span><text:span text:style-name="T1">Testing or playback mode.</text:span></text:p>
      <text:p text:style-name="P2"/>
      <text:p text:style-name="P5"><text:span text:style-name="T7">Notification:</text:span><text:span text:style-name="T1"> A message to display using the Game Display Modul</text:span><text:span text:style-name="T3">e</text:span><text:span text:style-name="T1">. Will inform the user if the match has run to completion (and the result of the finished match), or if an error has occurred.</text:span></text:p>
      <text:p text:style-name="P2"/>
      <text:p text:style-name="P5"><text:span text:style-name="T7">Phaser:</text:span><text:span text:style-name="T1"> A HTML5 game framework used by the Game Display Module.</text:span></text:p>
      <text:p text:style-name="P5"/>
      <text:p text:style-name="P5"><text:span text:style-name="T7">Pause: </text:span><text:span text:style-name="T1">In playback mode, temporarily stops playback of the match being watched.</text:span></text:p>
      <text:p text:style-name="P2"/>
      <text:p text:style-name="P5"><text:span text:style-name="T7">Play: </text:span><text:span text:style-name="T1">In playback mode, starts or resumes playback of the match being watched.</text:span></text:p>
      <text:p text:style-name="P5"/>
      <text:p text:style-name="P5"><text:span text:style-name="T7">Playback Mode:</text:span><text:span text:style-name="T1"> A game mode which allows the user to view a replay of a testing mode or challenge mode match that has already been played. The match info (game states, animation commands, and notifications) will be passed to the Game Display Module by the server when the user requests a particular game.</text:span></text:p>
      <text:p text:style-name="P5"/>
      <text:p text:style-name="P5"><text:span text:style-name="T7">Prop: </text:span><text:span text:style-name="T1">An object on a map that is neither a wall nor a character, such as a flag or moving car. Props must be able to accept animation commands.</text:span></text:p>
      <text:p text:style-name="P5"/>
      <text:p text:style-name="Standard"><text:span text:style-name="T7">Server:</text:span><text:span text:style-name="T1"> Software that is hosted on a remote machine, including databases.</text:span></text:p>
      <text:p text:style-name="Standard"/>
      <text:p text:style-name="Standard"><text:span text:style-name="T7">System: </text:span><text:span text:style-name="T1">All components of the project, including the client and server-side modules.</text:span></text:p>
      <text:p text:style-name="P5"/>
      <text:p text:style-name="P5"><text:span text:style-name="T7">Testing Mode:</text:span><text:span text:style-name="T1"> A game mode designed to allow the user to test their bots, controlled by the Controller. Testing mode will allow the user to specify a type of input for each character (user or bot input). Testing mode will not run automatically like challenge mode but instead after each turn will prompt the user to provide input (if the current character is user-controlled) or move to the next turn (if the current character is bot-controlled). Testing mode will also allow the user to undo or redo moves.</text:span></text:p>
      <text:p text:style-name="P5"/>
      <text:p text:style-name="P5"><text:span text:style-name="T7">Turn: </text:span><text:span text:style-name="T1">A single game state.</text:span></text:p>
      <text:p text:style-name="P5"/>
      <text:p text:style-name="P5"><text:span text:style-name="T7">User:</text:span><text:span text:style-name="T1"> A</text:span><text:span text:style-name="T7"> </text:span><text:span text:style-name="T1">human who plays the game.</text:span></text:p>
      <text:p text:style-name="P2"/>
      <text:p text:style-name="P5"><text:span text:style-name="T7">Webpage:</text:span><text:span text:style-name="T1"> The page on which the Game Display Window is displayed. The Webpage also contains several input for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FreeSans1" svg:font-family="FreeSans" style:font-family-generic="swis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fo:color="#000000" style:font-name="Arial" fo:font-size="11pt" fo:language="en" fo:country="US" style:letter-kerning="true" style:font-name-asian="Arial1" style:font-size-asian="11pt" style:language-asian="en" style:country-asian="US" style:font-name-complex="Arial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278in" fo:margin-bottom="0.0835in" style:contextual-spacing="tru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25in" fo:margin-bottom="0.0835in" style:contextual-spacing="tru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222in" fo:margin-bottom="0.0555in" style:contextual-spacing="true" fo:keep-together="always" fo:keep-with-next="always"/>
      <style:text-properties fo:color="#434343"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1945in" fo:margin-bottom="0.0555in" style:contextual-spacing="true" fo:keep-together="always" fo:keep-with-next="always"/>
      <style:text-properties fo:color="#666666"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1665in" fo:margin-bottom="0.0555in" style:contextual-spacing="true" fo:keep-together="always" fo:keep-with-next="always"/>
      <style:text-properties fo:color="#666666"/>
    </style:style>
    <style:style style:name="Heading_20_6" style:display-name="Heading 6" style:family="paragraph" style:parent-style-name="Standard" style:next-style-name="Standard" style:default-outline-level="6" style:list-style-name="" style:class="text">
      <style:paragraph-properties fo:margin-top="0.1665in" fo:margin-bottom="0.0555in" style:contextual-spacing="true" fo:keep-together="always" fo:keep-with-next="always"/>
      <style:text-properties fo:color="#666666" fo:font-style="italic" style:font-style-asian="italic"/>
    </style:style>
    <style:style style:name="Title" style:family="paragraph" style:parent-style-name="Standard" style:next-style-name="Standard" style:default-outline-level="" style:class="chapter">
      <style:paragraph-properties fo:margin-top="0in" fo:margin-bottom="0.0417in" style:contextual-spacing="true" fo:keep-together="always" fo:keep-with-next="always"/>
      <style:text-properties fo:font-size="26pt" style:font-size-asian="26pt" style:font-size-complex="26pt"/>
    </style:style>
    <style:style style:name="Subtitle" style:family="paragraph" style:parent-style-name="Standard" style:next-style-name="Standard" style:default-outline-level="" style:class="chapter">
      <style:paragraph-properties fo:margin-top="0in" fo:margin-bottom="0.222in" style:contextual-spacing="true" fo:keep-together="always" fo:keep-with-next="always"/>
      <style:text-properties fo:color="#666666" fo:font-size="15pt" style:font-size-asian="15pt" style:font-size-complex="15pt"/>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eta:initial-creator>
    <meta:editing-cycles>78</meta:editing-cycles>
    <meta:creation-date>2016-01-25T19:45:00</meta:creation-date>
    <dc:date>2016-03-16T16:10:51.501596882</dc:date>
    <meta:editing-duration>PT34M22S</meta:editing-duration>
    <meta:generator>LibreOffice/4.2.8.2$Linux_X86_64 LibreOffice_project/420m0$Build-2</meta:generator>
    <meta:document-statistic meta:table-count="0" meta:image-count="0" meta:object-count="0" meta:page-count="3" meta:paragraph-count="44" meta:word-count="1033" meta:character-count="6001" meta:non-whitespace-character-count="500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